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MS Gothic" svg:font-family="'MS Gothic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Bold Italic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Sect1" style:family="section">
      <style:section-properties text:dont-balance-text-columns="false" style:editable="false">
        <style:columns fo:column-count="2" fo:column-gap="0cm">
          <style:column style:rel-width="4818*" fo:start-indent="0cm" fo:end-indent="0cm"/>
          <style:column style:rel-width="4819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in Hunt on 9</text:h>
      <text:h text:style-name="Heading_20_2" text:outline-level="2">72 changes.</text:h>
      <text:section text:style-name="Sect1" text:name="Section1">
        <text:p text:style-name="Standard">1 to 2<text:tab/>2134567890</text:p>
        <text:p text:style-name="Standard">3 to 4<text:tab/>2143567890</text:p>
        <text:p text:style-name="Standard">5 to 6<text:tab/>2143657890</text:p>
        <text:p text:style-name="Standard">7 to 8<text:tab/>2143658790</text:p>
        <text:p text:style-name="Standard">1 to 4<text:tab/>2413658790</text:p>
        <text:p text:style-name="Standard">3 to 6<text:tab/>2416358790</text:p>
        <text:p text:style-name="Standard">5 to 8<text:tab/>2416385790</text:p>
        <text:p text:style-name="Standard">7 to 9<text:tab/>2416385970</text:p>
        <text:p text:style-name="Standard">2 to 4<text:tab/>4216385970</text:p>
        <text:p text:style-name="Standard">1 to 6<text:tab/>4261385970</text:p>
        <text:p text:style-name="Standard">3 to 8<text:tab/>4261835970</text:p>
        <text:p text:style-name="Standard">5 to 9<text:tab/>4261839570</text:p>
        <text:p text:style-name="Standard">2 to 6<text:tab/>4621839570</text:p>
        <text:p text:style-name="Standard">1 to 8<text:tab/>4628139570</text:p>
        <text:p text:style-name="Standard">3 to 9<text:tab/>4628193570</text:p>
        <text:p text:style-name="Standard">5 to 7<text:tab/>4628193750</text:p>
        <text:p text:style-name="Standard">4 to 6<text:tab/>6428193750</text:p>
        <text:p text:style-name="Standard">2 to 8<text:tab/>6482193750</text:p>
        <text:p text:style-name="Standard">1 to 9<text:tab/>6482913750</text:p>
        <text:p text:style-name="Standard">3 to 7<text:tab/>6482917350</text:p>
        <text:p text:style-name="Standard">4 to 8<text:tab/>6842917350</text:p>
        <text:p text:style-name="Standard">2 to 9<text:tab/>6849217350</text:p>
        <text:p text:style-name="Standard">1 to 7<text:tab/>6849271350</text:p>
        <text:p text:style-name="Standard">3 to 5<text:tab/>6849271530</text:p>
        <text:p text:style-name="Standard">6 to 8<text:tab/>8649271530</text:p>
        <text:p text:style-name="Standard">4 to 9<text:tab/>8694271530</text:p>
        <text:p text:style-name="Standard">2 to 7<text:tab/>8694721530</text:p>
        <text:p text:style-name="Standard">1 to 5<text:tab/>8694725130</text:p>
        <text:p text:style-name="Standard">6 to 9<text:tab/>8964725130</text:p>
        <text:p text:style-name="Standard">4 to 7<text:tab/>8967425130</text:p>
        <text:p text:style-name="Standard">2 to 5<text:tab/>8967452130</text:p>
        <text:p text:style-name="Standard">1 to 3<text:tab/>8967452310</text:p>
        <text:p text:style-name="Standard">8 to 9<text:tab/>9867452310</text:p>
        <text:p text:style-name="Standard">6 to 7<text:tab/>9876452310</text:p>
        <text:p text:style-name="Standard">4 to 5<text:tab/>9876542310</text:p>
        <text:p text:style-name="Standard">2 to 3<text:tab/>9876543210 Back Rounds</text:p>
        <text:p text:style-name="Standard">8 to 7<text:tab/>9786543210</text:p>
        <text:p text:style-name="Standard">6 to 5<text:tab/>9785643210</text:p>
        <text:p text:style-name="Standard">4 to 3<text:tab/>9785634210</text:p>
        <text:p text:style-name="Standard">2 to 1<text:tab/>9785634120</text:p>
        <text:p text:style-name="Standard">9 to 7<text:tab/>7985634120</text:p>
        <text:p text:style-name="Standard">8 to 5<text:tab/>7958634120</text:p>
        <text:p text:style-name="Standard">6 to 3<text:tab/>7958364120</text:p>
        <text:p text:style-name="Standard">4 to 1<text:tab/>7958361420</text:p>
        <text:p text:style-name="Standard">9 to 5<text:tab/>7598361420</text:p>
        <text:p text:style-name="Standard">8 to 3<text:tab/>7593861420</text:p>
        <text:p text:style-name="Standard">6 to 1<text:tab/>7593816420</text:p>
        <text:p text:style-name="Standard">4 to 2<text:tab/>7593816240</text:p>
        <text:p text:style-name="Standard">7 to 5<text:tab/>5793816240</text:p>
        <text:p text:style-name="Standard">9 to 3<text:tab/>5739816240</text:p>
        <text:p text:style-name="Standard">8 to 1<text:tab/>5739186240</text:p>
        <text:p text:style-name="Standard">6 to 2<text:tab/>5739182640</text:p>
        <text:p text:style-name="Standard">7 to 3<text:tab/>5379182640</text:p>
        <text:p text:style-name="Standard">9 to 1<text:tab/>5371982640</text:p>
        <text:p text:style-name="Standard">8 to 2<text:tab/>5371928640</text:p>
        <text:p text:style-name="Standard">6 to 4<text:tab/>5371928460</text:p>
        <text:p text:style-name="Standard">5 to 3<text:tab/>3571928460</text:p>
        <text:p text:style-name="Standard">7 to 1<text:tab/>3517928460</text:p>
        <text:p text:style-name="Standard">9 to 2<text:tab/>3517298460</text:p>
        <text:p text:style-name="Standard">8 to 4<text:tab/>3517294860</text:p>
        <text:p text:style-name="Standard">5 to 1<text:tab/>3157294860</text:p>
        <text:p text:style-name="Standard">7 to 2<text:tab/>3152794860</text:p>
        <text:p text:style-name="Standard">9 to 4<text:tab/>3152749860</text:p>
        <text:p text:style-name="Standard">8 to 6<text:tab/>3152749680</text:p>
        <text:p text:style-name="Standard">3 to 1<text:tab/>1352749680</text:p>
        <text:p text:style-name="Standard">5 to 2<text:tab/>1325749680</text:p>
        <text:p text:style-name="Standard">7 to 4<text:tab/>1325479680</text:p>
        <text:p text:style-name="Standard">9 to 6<text:tab/>1325476980 Priory</text:p>
        <text:p text:style-name="Standard">3 to 2<text:tab/>1235476980</text:p>
        <text:p text:style-name="Standard">5 to 4<text:tab/>1234576980</text:p>
        <text:p text:style-name="Standard">7 to 6<text:tab/>1234567980</text:p>
        <text:p text:style-name="Standard">9 to 8<text:tab/>1234567890 Round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MS Gothic" svg:font-family="'MS Gothic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Bold Italic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GB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Gothic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Arial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Arial"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011</meta:generator>
    <meta:creation-date>2010-01-12T15:12:19</meta:creation-date>
    <dc:creator>James Kerslake</dc:creator>
    <dc:date>2010-01-13T10:37:26</dc:date>
    <dc:language>en-GB</dc:language>
    <meta:editing-cycles>2</meta:editing-cycles>
    <meta:editing-duration>PT9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4" meta:word-count="298" meta:character-count="1276"/>
  </office:meta>
</office:document-meta>
</file>